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106cm" fo:margin-right="0cm" fo:text-indent="0cm" style:auto-text-indent="false" style:page-number="auto">
        <style:tab-stops>
          <style:tab-stop style:position="-0.476cm"/>
        </style:tab-stops>
      </style:paragraph-properties>
      <style:text-properties fo:font-size="12pt" style:font-size-asian="12pt" style:font-size-complex="12pt"/>
    </style:style>
    <style:style style:name="P2" style:family="paragraph" style:parent-style-name="Standard">
      <style:paragraph-properties fo:margin-left="0.106cm" fo:margin-right="0cm" fo:text-indent="0cm" style:auto-text-indent="false">
        <style:tab-stops>
          <style:tab-stop style:position="-0.476cm"/>
        </style:tab-stops>
      </style:paragraph-properties>
      <style:text-properties fo:font-size="12pt" style:font-size-asian="12pt" style:font-size-complex="12pt"/>
    </style:style>
    <style:style style:name="P3" style:family="paragraph" style:parent-style-name="Standard">
      <style:paragraph-properties fo:margin-left="0.106cm" fo:margin-right="0cm" fo:text-indent="0cm" style:auto-text-indent="false">
        <style:tab-stops>
          <style:tab-stop style:position="-0.476cm"/>
        </style:tab-stops>
      </style:paragraph-properties>
      <style:text-properties fo:font-size="14pt" style:font-size-asian="14pt" style:font-size-complex="14pt"/>
    </style:style>
    <style:style style:name="P4" style:family="paragraph" style:parent-style-name="Standard">
      <style:paragraph-properties fo:margin-left="0.106cm" fo:margin-right="0cm" fo:text-indent="0cm" style:auto-text-indent="false">
        <style:tab-stops>
          <style:tab-stop style:position="-0.476cm"/>
        </style:tab-stops>
      </style:paragraph-properties>
      <style:text-properties fo:font-size="15pt" style:font-size-asian="15pt" style:font-size-complex="15pt"/>
    </style:style>
    <style:style style:name="P5" style:family="paragraph" style:parent-style-name="Standard">
      <style:paragraph-properties fo:margin-left="0.106cm" fo:margin-right="0cm" fo:text-indent="0cm" style:auto-text-indent="false">
        <style:tab-stops>
          <style:tab-stop style:position="-0.476cm"/>
        </style:tab-stops>
      </style:paragraph-properties>
      <style:text-properties fo:font-size="13pt" style:font-size-asian="13pt" style:font-size-complex="13pt"/>
    </style:style>
    <style:style style:name="P6" style:family="paragraph" style:parent-style-name="Standard">
      <style:paragraph-properties fo:margin-left="0.106cm" fo:margin-right="0cm" fo:text-indent="0cm" style:auto-text-indent="false">
        <style:tab-stops>
          <style:tab-stop style:position="-0.476cm"/>
        </style:tab-stops>
      </style:paragraph-properties>
      <style:text-properties fo:font-size="11pt" style:font-size-asian="11pt" style:font-size-complex="11pt"/>
    </style:style>
    <style:style style:name="P7" style:family="paragraph" style:parent-style-name="Standard">
      <style:paragraph-properties fo:margin-left="0cm" fo:margin-right="0cm" fo:text-indent="0cm" style:auto-text-indent="false">
        <style:tab-stops>
          <style:tab-stop style:position="-0.476cm"/>
        </style:tab-stops>
      </style:paragraph-properties>
      <style:text-properties fo:font-size="11pt" style:font-size-asian="11pt" style:font-size-complex="11pt"/>
    </style:style>
    <style:style style:name="T1"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genbau,</text:p>
      <text:p text:style-name="P2">für spezielle Anforderungen oder weil es individueller sein soll und das gewünschte Rad am Markt so nicht zu finden ist. Wir bauen Räder mit bewährten Komponenten, die wir gut kennen und die gut aufeinander <text:s/>abgestimmt sind. Wir vermeiden komplexe wartungsintensive Komponenten und lassen uns nicht von den jeweils neuesten Trends hypnotisieren, 'the proof of the pudding is in the eating'.</text:p>
      <text:p text:style-name="P2">Unsere Erfahrung, welches Rad passt und welche </text:p>
      <text:p text:style-name="P2">Komponenten ihren Job schlicht, einfach und gut machen, ist die Basis fürs Gelingen.</text:p>
      <text:p text:style-name="P2">Wir verwenden die auf allen Wegen der Erde erprobten Stahlrahmen von SURLY, die gibt es ab Rahmenhöhe 38 bis 64. Körpermaße von 150cm oder 200cm bringen uns nicht in Verlegenheit.</text:p>
      <text:p text:style-name="P2">Alle Größen und Farben lagernd, Geometriedaten siehe Herstellerseite.</text:p>
      <text:p text:style-name="P3">SURLY <text:span text:style-name="T1">Long Haul Trucker, Cross Check, Pack rat, Pacer, </text:span></text:p>
      <text:p text:style-name="P6"><text:s text:c="17"/>Troll u. a. <text:s text:c="46"/>ab 1650€</text:p>
      <text:p text:style-name="P4">paripa<text:span text:style-name="T1"> <text:s/>K und meral <text:s text:c="43"/>ab 1500€</text:span></text:p>
      <text:p text:style-name="P6"><text:s text:c="16"/>J W D <text:s text:c="53"/>ab 1650€</text:p>
      <text:p text:style-name="P6"><text:s text:c="16"/>alle RAL Farben, Lieferzeit auf Anfrage</text:p>
      <text:p text:style-name="P5">BLB <text:s text:c="5"/><text:span text:style-name="T1">Hichhiker <text:s text:c="2"/>auf Anfrage <text:s text:c="26"/>ab 1500€</text:span></text:p>
      <text:p text:style-name="P3">taschenfahrrad <text:span text:style-name="T1"><text:s/>only <text:s text:c="42"/>ab <text:s/>850€</text:span></text:p>
      <text:p text:style-name="P6"><text:s text:c="32"/>Schlanker CrMo- Rahmen für Stadt-</text:p>
      <text:p text:style-name="P6"><text:s text:c="32"/>&amp; Trekkingaufbauten,</text:p>
      <text:p text:style-name="P6"><text:s text:c="32"/>Diamant 52, 55, 59, 62</text:p>
      <text:p text:style-name="P6"><text:s text:c="32"/>Mixte <text:s/>48, 55</text:p>
      <text:p text:style-name="P7"><text:s text:c="33"/>schwarz glänz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79cm" fo:margin-right="9.9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Poellhuber</meta:initial-creator>
    <meta:creation-date>2019-01-23T13:49:39.53</meta:creation-date>
    <dc:date>2019-01-23T22:53:21.41</dc:date>
    <dc:creator>Hans  Poellhuber</dc:creator>
    <meta:editing-duration>PT20M7S</meta:editing-duration>
    <meta:editing-cycles>3</meta:editing-cycles>
    <meta:generator>OpenOffice/4.0.1$Win32 OpenOffice.org_project/401m5$Build-9714</meta:generator>
    <meta:document-statistic meta:table-count="0" meta:image-count="0" meta:object-count="0" meta:page-count="1" meta:paragraph-count="18" meta:word-count="177" meta:character-count="1528"/>
  </office:meta>
</office:document-meta>
</file>